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end" fo:margin-bottom="0in" fo:line-height="100%">
        <style:tab-stops>
          <style:tab-stop style:type="left" style:position="4.125in"/>
        </style:tab-stops>
      </style:paragraph-properties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2" style:parent-style-name="Обычный" style:family="paragraph">
      <style:paragraph-properties fo:text-align="end" fo:margin-bottom="0in" fo:line-height="100%">
        <style:tab-stops>
          <style:tab-stop style:type="left" style:position="4.125in"/>
        </style:tab-stops>
      </style:paragraph-properties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3" style:parent-style-name="Обычный" style:family="paragraph">
      <style:paragraph-properties fo:text-align="end" fo:margin-bottom="0in" fo:line-height="100%">
        <style:tab-stops>
          <style:tab-stop style:type="left" style:position="4.125in"/>
        </style:tab-stops>
      </style:paragraph-properties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4" style:parent-style-name="Обычный" style:family="paragraph">
      <style:paragraph-properties fo:text-align="end" fo:margin-bottom="0.2in" fo:line-height="100%">
        <style:tab-stops>
          <style:tab-stop style:type="left" style:position="4.125in"/>
        </style:tab-stops>
      </style:paragraph-properties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5" style:parent-style-name="Обычный" style:family="paragraph">
      <style:paragraph-properties fo:text-align="end" fo:margin-bottom="0in" fo:line-height="100%"/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6" style:parent-style-name="Обычный" style:family="paragraph">
      <style:paragraph-properties fo:text-align="end" fo:margin-bottom="0in" fo:line-height="100%"/>
    </style:style>
    <style:style style:name="T7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T8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T9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10" style:parent-style-name="Обычный" style:family="paragraph">
      <style:paragraph-properties fo:text-align="end" fo:margin-bottom="0in" fo:line-height="100%">
        <style:tab-stops>
          <style:tab-stop style:type="left" style:position="3.625in"/>
        </style:tab-stops>
      </style:paragraph-properties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11" style:parent-style-name="Обычный" style:family="paragraph">
      <style:paragraph-properties fo:text-align="end" fo:margin-top="0.1944in" fo:margin-bottom="0.2in" fo:line-height="100%"/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12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3" style:parent-style-name="Обычный" style:family="paragraph">
      <style:paragraph-properties fo:text-align="center" fo:margin-bottom="0in" fo:line-height="100%"/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4" style:parent-style-name="Обычный" style:family="paragraph">
      <style:paragraph-properties fo:text-align="center" fo:margin-bottom="0in" fo:line-height="100%"/>
    </style:style>
    <style:style style:name="T15" style:parent-style-name="Основнойшрифтабзаца" style:family="text">
      <style:text-properties style:font-name="Times New Roman" style:font-name-asian="Times New Roman" fo:color="#000000" fo:font-size="12pt" style:font-size-asian="12pt" style:font-size-complex="12pt" style:language-asian="ru" style:country-asian="RU"/>
    </style:style>
    <style:style style:name="P16" style:parent-style-name="Обычный" style:family="paragraph">
      <style:paragraph-properties fo:text-align="center" fo:margin-bottom="0in" fo:line-height="100%"/>
    </style:style>
    <style:style style:name="P17" style:parent-style-name="Обычный" style:family="paragraph">
      <style:paragraph-properties fo:text-align="justify" fo:margin-top="0.1944in" fo:margin-bottom="0.2in" fo:line-height="100%"/>
    </style:style>
    <style:style style:name="T18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T19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21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22" style:parent-style-name="Обычный" style:family="paragraph">
      <style:paragraph-properties fo:text-align="justify" fo:margin-top="0.1944in" fo:margin-bottom="0.2in" fo:line-height="100%"/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23" style:parent-style-name="Обычный" style:family="paragraph">
      <style:paragraph-properties fo:text-align="justify" fo:margin-top="0.1944in" fo:margin-bottom="0.2in" fo:line-height="100%"/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24" style:parent-style-name="Обычный" style:family="paragraph">
      <style:paragraph-properties fo:text-align="justify" fo:margin-top="0.1944in" fo:margin-bottom="0.2in" fo:line-height="100%"/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25" style:parent-style-name="Обычный" style:family="paragraph">
      <style:paragraph-properties fo:text-align="justify" fo:margin-top="0.1944in" fo:margin-bottom="0.2in" fo:line-height="100%"/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26" style:parent-style-name="Обычный" style:family="paragraph">
      <style:paragraph-properties fo:text-align="justify" fo:margin-top="0.1944in" fo:margin-bottom="0.2in" fo:line-height="100%"/>
    </style:style>
    <style:style style:name="T27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T28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29" style:parent-style-name="Обычный" style:family="paragraph">
      <style:paragraph-properties fo:text-align="center" fo:margin-top="0.1944in" fo:margin-bottom="0.2in" fo:line-height="100%"/>
    </style:style>
    <style:style style:name="T30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P31" style:parent-style-name="Обычный" style:family="paragraph">
      <style:paragraph-properties fo:text-align="justify" fo:margin-bottom="0in" fo:line-height="100%"/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32" style:parent-style-name="Обычный" style:family="paragraph">
      <style:paragraph-properties fo:text-align="justify" fo:margin-bottom="0in" fo:line-height="100%"/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33" style:parent-style-name="Обычный" style:family="paragraph">
      <style:paragraph-properties fo:text-align="justify" fo:margin-bottom="0in" fo:line-height="100%"/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34" style:parent-style-name="Обычный" style:family="paragraph">
      <style:paragraph-properties fo:text-align="justify" fo:margin-bottom="0in" fo:line-height="100%"/>
    </style:style>
    <style:style style:name="T35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36" style:parent-style-name="Обычный" style:family="paragraph">
      <style:paragraph-properties fo:text-align="justify" fo:margin-top="0.1944in" fo:margin-bottom="0.2in" fo:line-height="100%" fo:margin-left="0.2256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38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39" style:parent-style-name="Основнойшрифтабзаца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40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T41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42" style:parent-style-name="Обычный" style:family="paragraph">
      <style:paragraph-properties fo:text-align="justify" fo:margin-bottom="0.1944in" fo:line-height="100%" fo:margin-left="0.25in">
        <style:tab-stops>
          <style:tab-stop style:type="left" style:position="0.25in"/>
        </style:tab-stops>
      </style:paragraph-properties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43" style:parent-style-name="Обычный" style:family="paragraph">
      <style:paragraph-properties fo:margin-top="0.1944in" fo:margin-bottom="0.2in" fo:line-height="100%"/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P44" style:parent-style-name="Обычный" style:family="paragraph">
      <style:paragraph-properties fo:margin-top="0.1944in" fo:margin-bottom="0.2in" fo:line-height="100%"/>
    </style:style>
    <style:style style:name="T45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T46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  <style:style style:name="T47" style:parent-style-name="Основнойшрифтабзаца" style:family="text">
      <style:text-properties style:font-name="Times New Roman" style:font-name-asian="Times New Roman" fo:color="#444444" fo:font-size="12pt" style:font-size-asian="12pt" style:font-size-complex="12pt" style:language-asian="ru" style:country-asian="RU"/>
    </style:style>
  </office:automatic-styles>
  <office:body>
    <office:text text:use-soft-page-breaks="true">
      <text:p text:style-name="P1">В ___________________________</text:p>
      <text:p text:style-name="P2">(наименование суда)</text:p>
      <text:p text:style-name="P3">От __________________________</text:p>
      <text:p text:style-name="P4">(ФИО полностью, адрес)</text:p>
      <text:p text:style-name="P5">по гражданскому делу № _______</text:p>
      <text:p text:style-name="P6"><text:span text:style-name="T7">по<text:s/></text:span><text:span text:style-name="T8">иску</text:span><text:span text:style-name="T9"><text:s/>__________ (ФИО истца)</text:span></text:p>
      <text:p text:style-name="P10">к ____________ (ФИО ответчика)</text:p>
      <text:p text:style-name="P11"/>
      <text:p text:style-name="P12">ЗАЯВЛЕНИЕ</text:p>
      <text:p text:style-name="P13"/>
      <text:p text:style-name="P14"><text:span text:style-name="T15">о назначении экспертизы<text:s/></text:span></text:p>
      <text:p text:style-name="P16"/>
      <text:p text:style-name="P17"><text:span text:style-name="T18">В производстве суда на</text:span><text:span text:style-name="T19">ходится гражданское дело № _______ по<text:s/></text:span><text:span text:style-name="T20">иску</text:span><text:span text:style-name="T21"><text:s/>__________ (ФИО истца) к ____________ (ФИО ответчика) о __________ (указать сущность требований).</text:span></text:p>
      <text:p text:style-name="P22">По делу необходимо назначить проведение судебной экспертизы для разрешения следующих вопросов __________ (перечислить обстоятельства, которые могут быть установлены по делу путем проведения экспертных исследований), другими доказательствами подтвердить указанные обстоятельства невозможно.</text:p>
      <text:p text:style-name="P23">Проведение экспертизы можно поручить __________ (указать наименование экспертного<text:s/>учреждения или фамилию конкретного эксперта, их адрес), имеющему необходимые познания в соответствующей области, что подтверждается __________ (при возможности указать, в каких областях науки или техники эксперт компетентен дать заключение).</text:p>
      <text:p text:style-name="P24">При проведении экспертизы экспертам необходимо провести следующие исследования __________ (перечислить, какие исследования должен провести эксперт при составлении заключения), при проведении исследований __________ (указать, желает ли заявитель участвовать в проведении<text:s/>соответствующих исследований, либо их можно провести без его участия).<text:s/></text:p>
      <text:p text:style-name="P25">Оплату за проведение экспертизы прошу возложить на меня (или на другое лицо, участвующее в деле, или провести за счет средств федерального бюджета).</text:p>
      <text:p text:style-name="P26"><text:span text:style-name="T27">На основании изложенного, руководс</text:span><text:span text:style-name="T28">твуясь статьей 79 Гражданского процессуального кодекса РФ,</text:span></text:p>
      <text:p text:style-name="P29"><text:span text:style-name="T30">Прошу:</text:span></text:p>
      <text:list text:style-name="LFO3" text:continue-numbering="true">
        <text:list-item>
          <text:p text:style-name="P31">Назначить по делу судебную экспертизу, которую поручить __________ (ФИО или наименование эксперта).</text:p>
        </text:list-item>
        <text:list-item>
          <text:p text:style-name="P32">На разрешение эксперта поставить следующие вопросы <text:s/>__________ (перечислить вопросы эксперту).</text:p>
        </text:list-item>
        <text:list-item>
          <text:p text:style-name="P33">О времени и месте проведения экспертами исследований меня известить (не извещать).<text:s/></text:p>
        </text:list-item>
        <text:list-item>
          <text:p text:style-name="P34"><text:span text:style-name="T35">Оплату за проведение экспертизы возложить на __________ (указать, кто должен провести оплату за экспертизу).</text:span></text:p>
        </text:list-item>
      </text:list>
      <text:soft-page-break/>
      <text:p text:style-name="P36"><text:span text:style-name="T37">Перечень прилагаемых к<text:s/></text:span><text:span text:style-name="T38">заявлению</text:span><text:span text:style-name="T39"><text:s/>документов<text:s/></text:span><text:span text:style-name="T40">(копии по числ</text:span><text:span text:style-name="T41">у лиц, участвующих в деле):</text:span></text:p>
      <text:list text:style-name="LFO2" text:continue-numbering="true">
        <text:list-item>
          <text:p text:style-name="P42">Документы, подтверждающие основания<text:s/>заявления<text:s/>о назначении экспертизы</text:p>
        </text:list-item>
      </text:list>
      <text:p text:style-name="P43"/>
      <text:p text:style-name="P44"><text:span text:style-name="T45">Дата подачи<text:s/></text:span><text:span text:style-name="T46">заявления</text:span><text:span text:style-name="T47"><text:s/>"___"_________ ____ г. <text:s text:c="27"/>Подпись _______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сновнойтекст" style:default-outline-level="2">
      <style:paragraph-properties fo:margin-top="0.1944in" fo:margin-bottom="0.194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Обычный" style:next-style-name="Основнойтекст" style:default-outline-level="3">
      <style:paragraph-properties fo:margin-top="0.1944in" fo:margin-bottom="0.194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Обычный" style:display-name="Обычный" style:family="paragraph">
      <style:paragraph-properties fo:margin-bottom="0.1388in" fo:line-height="115%"/>
      <style:text-properties style:font-name="Calibri" style:font-name-asian="Calibri" fo:font-size="11pt" style:font-size-asian="11pt" style:font-size-complex="11pt" style:language-asian="zh" style:country-asian="CN" fo:hyphenate="false"/>
    </style:style>
    <style:style style:name="Основнойшрифтабзаца" style:display-name="Основной шрифт абзаца" style:family="text"/>
    <style:style style:name="WW8Num4z0" style:display-name="WW8Num4z0" style:family="text">
      <style:text-properties style:font-name="Symbol" style:font-name-complex="Symbol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накЗнак3" style:display-name=" Знак Знак3" style:family="text" style:parent-style-name="Основнойшрифтабзаца1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Строгий" style:display-name="Строгий" style:family="text" style:parent-style-name="Основнойшрифтабзаца1">
      <style:text-properties fo:font-weight="bold" style:font-weight-asian="bold" style:font-weight-complex="bold"/>
    </style:style>
    <style:style style:name="ЗнакЗнак2" style:display-name=" Знак Знак2" style:family="text" style:parent-style-name="Основнойшрифтабзаца1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apple-converted-space" style:display-name="apple-converted-space" style:family="text" style:parent-style-name="Основнойшрифтабзаца1"/>
    <style:style style:name="ЗнакЗнак1" style:display-name=" Знак Знак1" style:family="text" style:parent-style-name="Основнойшрифтабзаца1"/>
    <style:style style:name="ЗнакЗнак" style:display-name=" Знак Знак" style:family="text" style:parent-style-name="Основнойшрифтабзаца1"/>
    <style:style style:name="Гиперссылка" style:display-name="Гиперссылка" style:family="text" style:parent-style-name="Основнойшрифтабзаца1">
      <style:text-properties fo:color="#0000FF" style:text-underline-type="single" style:text-underline-style="solid" style:text-underline-width="auto" style:text-underline-mode="continuous"/>
    </style:style>
    <style:style style:name="Заголовок1" style:display-name="Заголовок1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ойтекст">
      <style:text-properties style:font-name-complex="Mangal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Указатель1" style:display-name="Указатель1" style:family="paragraph" style:parent-style-name="Обычный">
      <style:paragraph-properties text:number-lines="false"/>
      <style:text-properties style:font-name-complex="Mangal" fo:hyphenate="false"/>
    </style:style>
    <style:style style:name="Обычныйвеб" style:display-name="Обычный (веб)" style:family="paragraph" style:parent-style-name="Обычный">
      <style:paragraph-properties fo:margin-top="0.1944in" fo:margin-bottom="0.194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аголовок: Заявление о подложности доказательств</dc:title>
    <dc:subject/>
    <meta:initial-creator>User</meta:initial-creator>
    <dc:creator>Evgeniy Tutov</dc:creator>
    <meta:creation-date>2019-02-19T12:04:00Z</meta:creation-date>
    <dc:date>2019-02-19T12:04:00Z</dc:date>
    <meta:print-date>1601-01-01T00:00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33" meta:character-count="2232" meta:row-count="15" meta:non-whitespace-character-count="1903"/>
  </office:meta>
</office:document-meta>
</file>